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text-align="start" style:justify-single-word="false"/>
      <style:text-properties officeooo:rsid="0015da7f" officeooo:paragraph-rsid="0015da7f"/>
    </style:style>
    <style:style style:name="P2" style:family="paragraph" style:parent-style-name="Text_20_body" style:list-style-name="L1">
      <style:paragraph-properties fo:text-align="start" style:justify-single-word="false"/>
      <style:text-properties officeooo:rsid="00178b54" officeooo:paragraph-rsid="00178b54"/>
    </style:style>
    <style:style style:name="P3" style:family="paragraph" style:parent-style-name="Text_20_body" style:list-style-name="L1">
      <style:paragraph-properties fo:text-align="start" style:justify-single-word="false"/>
      <style:text-properties officeooo:rsid="0019a064" officeooo:paragraph-rsid="0019a064"/>
    </style:style>
    <style:style style:name="P4" style:family="paragraph" style:parent-style-name="Heading_20_2">
      <style:paragraph-properties fo:text-align="center" style:justify-single-word="false"/>
    </style:style>
    <style:style style:name="P5" style:family="paragraph" style:parent-style-name="Heading_20_1" style:list-style-name="L1">
      <style:paragraph-properties fo:text-align="start" style:justify-single-word="false"/>
    </style:style>
    <style:style style:name="P6" style:family="paragraph" style:parent-style-name="Heading_20_3" style:list-style-name="L1">
      <style:paragraph-properties fo:text-align="start" style:justify-single-word="false"/>
      <style:text-properties officeooo:rsid="00178b54" officeooo:paragraph-rsid="00178b5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<text:a xlink:type="simple" xlink:href="https://git-scm.com/book/en/v2/GitHub-Account-Setup-and-Configuration">GitHub</text:a></text:h>
      <text:list xml:id="list5650688732543812342" text:style-name="L1">
        <text:list-header>
          <text:h text:style-name="P5" text:outline-level="1">GitHub - Account Setup and Configuration</text:h>
        </text:list-header>
        <text:list-item>
          <text:p text:style-name="P1">There is everthing related to GUI access and functionality. You can access those all stuff from the below link:</text:p>
          <text:list>
            <text:list-item>
              <text:p text:style-name="P2"><text:a xlink:type="simple" xlink:href="https://github.com/">https://github.com/</text:a></text:p>
              <text:list>
                <text:list-item>
                  <text:h text:style-name="P6" text:outline-level="3"><text:bookmark text:name="Hooks"/><text:a xlink:type="simple" xlink:href="https://git-scm.com/book/en/v2/GitHub-Scripting-GitHub#Hooks">Hooks</text:a></text:h>
                </text:list-item>
              </text:list>
            </text:list-item>
          </text:list>
        </text:list-item>
        <text:list-item>
          <text:p text:style-name="P2">The Hooks and Services section of GitHub repository administration is the easiest way to have GitHub interact with external systems.</text:p>
        </text:list-item>
        <text:list-item>
          <text:p text:style-name="P2">GitHub repository hooks are pretty simple. You specify a URL and GitHub will post an HTTP payload to that URL on any event you want.</text:p>
        </text:list-item>
        <text:list-item>
          <text:p text:style-name="P3">Extra All information in this chapter is GUI based and change scripting.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1:41:37.090365978</meta:creation-date>
    <dc:date>2016-05-18T11:58:11.154252497</dc:date>
    <meta:editing-duration>PT16M9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1" meta:paragraph-count="8" meta:word-count="92" meta:character-count="525" meta:non-whitespace-character-count="447"/>
  </office:meta>
</office:document-meta>
</file>